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xygen" svg:font-family="Oxygen, sans-serif"/>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e740b"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e740b" style:text-blinking="false" fo:background-color="transparent"/>
    </style:style>
    <style:style style:name="P3" style:family="paragraph" style:parent-style-name="Text_20_body">
      <style:text-properties officeooo:paragraph-rsid="000e740b"/>
    </style:style>
    <style:style style:name="P4" style:family="paragraph" style:parent-style-name="Text_20_body">
      <style:text-properties fo:color="#000000" loext:opacity="100%" officeooo:paragraph-rsid="000e740b"/>
    </style:style>
    <style:style style:name="T1" style:family="text">
      <style:text-properties fo:font-variant="normal" fo:text-transform="none" fo:color="#ffffff" loext:opacity="100%" style:font-name="Oxygen" fo:font-size="8.5pt" fo:letter-spacing="normal" fo:font-style="normal" fo:font-weight="normal"/>
    </style:style>
    <style:style style:name="T2" style:family="text">
      <style:text-properties fo:font-variant="normal" fo:text-transform="none" style:font-name="Oxygen" fo:font-size="8.5pt" fo:letter-spacing="normal" fo:font-style="normal" fo:font-weight="normal"/>
    </style:style>
    <style:style style:name="T3" style:family="text">
      <style:text-properties fo:font-variant="normal" fo:text-transform="none" style:font-name="Oxygen" fo:font-size="8.5pt" fo:letter-spacing="normal" fo:font-style="normal" fo:font-weight="normal" officeooo:rsid="000fbce4"/>
    </style:style>
    <style:style style:name="T4" style:family="text">
      <style:text-properties officeooo:rsid="000fbc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Q (Perguntas Frequentes)</text:p>
      <text:p text:style-name="P3"/>
      <text:p text:style-name="P2">1. O que é a Propytech?</text:p>
      <text:p text:style-name="P2">A Propytech é uma plataforma de marketplace que permite a compra, venda e locação de NFTs de diárias de imóveis. Nossa plataforma conecta compradores e vendedores, facilitando transações seguras e transparentes.</text:p>
      <text:p text:style-name="P3"/>
      <text:p text:style-name="P2">2. Como posso comprar um NFT de diária de imóvel?</text:p>
      <text:p text:style-name="P2">Para comprar um NFT de diária de imóvel, você pode navegar pelos NFTs disponíveis em nossa plataforma, visualizar os detalhes e fazer uma oferta ou comprar diretamente pelo preço definido pelo v</text:p>
      <text:p text:style-name="P3"/>
      <text:p text:style-name="P2">endedor. Ao concluir a transação, o NFT será transferido para a sua carteira digital.</text:p>
      <text:p text:style-name="P3"/>
      <text:p text:style-name="P2">3. Como posso vender um NFT de diária de imóvel?</text:p>
      <text:p text:style-name="P2">Se você deseja vender um NFT de diária de imóvel, você pode listar o seu NFT em nossa plataforma. Você precisará fornecer os detalhes do imóvel, período de locação e definir um preço. Os compradores interessados poderão fazer ofertas ou comprar diretamente.</text:p>
      <text:p text:style-name="P3"/>
      <text:p text:style-name="P2">4. Como funciona o processo de locação de diárias de imóveis?</text:p>
      <text:p text:style-name="P2">Através da nossa plataforma, você pode alugar um NFT de diária de imóvel para uma data específica. Após a compra do NFT de locação, você terá acesso ao imóvel durante o período acordado. É importante ler e entender os detalhes do imóvel, regras de locação e políticas específicas antes de fazer a reserva.</text:p>
      <text:p text:style-name="P3"/>
      <text:p text:style-name="P2">5. Como a Propytech protege a privacidade dos usuários?</text:p>
      <text:p text:style-name="P2">Na Propytech, levamos a privacidade dos usuários a sério. Coletamos e utilizamos informações pessoais apenas para fornecer e melhorar nossos serviços. Implementamos medidas de segurança para proteger as informações contra acesso não autorizado. Para mais detalhes, consulte nossa Política de Privacidade.</text:p>
      <text:p text:style-name="P3"/>
      <text:p text:style-name="P2">6. Qual é o papel da Propytech nas transações de NFTs?</text:p>
      <text:p text:style-name="P2">A Propytech atua como uma plataforma intermediária que facilita as transações entre compradores e vendedores de NFTs de diárias de imóveis. Não somos responsáveis pela qualidade, autenticidade ou cumprimento das transações. Recomendamos que os usuários revisem cuidadosamente as informações antes de realizar uma transação.</text:p>
      <text:p text:style-name="P3"/>
      <text:p text:style-name="P2">7. Como entro em contato com o suporte da Propytech?</text:p>
      <text:p text:style-name="P2"><text:soft-page-break/>Se você tiver alguma dúvida, problema técnico ou precisar de suporte, você pode entrar em contato conosco através do nosso formulário de contato em nossa plataforma. Nossa equipe de suporte terá prazer em ajudá-lo.</text:p>
      <text:p text:style-name="P4"><text:line-break/><text:span text:style-name="T4">Propriedade irrefutável &gt; </text:span><text:span text:style-name="T2">Os NFTs vêm com direitos de propriedade inquestionáveis, rastreáveis ​​até o criador original. Essa transparência garante um registro claro de propriedade.</text:span> </text:p>
      <text:p text:style-name="P4"><text:span text:style-name="T3">Exclusividade Própria &gt; </text:span><text:span text:style-name="T2">Os NFTs são escassos e únicos, inspirando orgulho nos proprietários que têm o direito exclusivo de exibir seus ativos.</text:span> </text:p>
      <text:p text:style-name="P4"><text:span text:style-name="T3">Protegido criptograficamente » </text:span><text:span text:style-name="T2">Como são baseados em blockchains, os NFTs são inerentemente resistentes a roubo. A imutabilidade dos livros contábeis fornece uma camada adicional de segurança.</text:span> </text:p>
      <text:p text:style-name="P4"><text:span text:style-name="T3">Negociável &gt; </text:span><text:span text:style-name="T2">Os NFTs podem ser facilmente comprados e vendidos através dos mercados NFT. Eles também podem ser utilizados para licitações e apostas, aumentando sua versatilidade.</text:span> </text:p>
      <text:p text:style-name="P4"><text:span text:style-name="T3">Fracionamento &gt; </text:span><text:span text:style-name="T2">Uma característica distintiva dos NFTs é a sua capacidade de serem negociados como unidades inteiras ou em frações. Este aspecto único os diferencia no espaço criptográfico, permitindo uma negociação mais flexível.</text:span> </text:p>
      <text:p text:style-name="P4"><text:span text:style-name="T3">Padronizado &gt; </text:span><text:span text:style-name="T2">Os Contratos Inteligentes garantem que a cunhagem e transferência de NFTs sigam processos padronizados. Esta adesão aos padrões NFT promove consistência e confiabilidade nas transações.</text:span> </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xygen" svg:font-family="Oxyge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27T10:57:19.624000000</meta:creation-date>
    <dc:date>2024-04-12T14:48:37.327000000</dc:date>
    <meta:editing-duration>PT14M2S</meta:editing-duration>
    <meta:editing-cycles>2</meta:editing-cycles>
    <meta:generator>LibreOffice/7.3.2.2$Windows_X86_64 LibreOffice_project/49f2b1bff42cfccbd8f788c8dc32c1c309559be0</meta:generator>
    <meta:document-statistic meta:table-count="0" meta:image-count="0" meta:object-count="0" meta:page-count="2" meta:paragraph-count="22" meta:word-count="519" meta:character-count="3389" meta:non-whitespace-character-count="2883"/>
  </office:meta>
</office:document-meta>
</file>